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15pt" officeooo:rsid="004c2332" officeooo:paragraph-rsid="004c2332" style:font-size-asian="15pt" style:font-size-complex="15pt"/>
    </style:style>
    <style:style style:name="P2" style:family="paragraph" style:parent-style-name="Text_20_body">
      <style:paragraph-properties fo:text-align="start" style:justify-single-word="false"/>
      <style:text-properties fo:color="#000000" style:font-name="0" fo:font-size="12pt" fo:letter-spacing="normal" officeooo:rsid="00564594" officeooo:paragraph-rsid="00564594" style:font-size-asian="12pt" style:font-size-complex="12pt"/>
    </style:style>
    <style:style style:name="P3" style:family="paragraph" style:parent-style-name="Text_20_body">
      <style:paragraph-properties fo:text-align="start" style:justify-single-word="false"/>
      <style:text-properties fo:color="#000000" style:font-name="0" fo:font-size="12pt" fo:letter-spacing="normal" officeooo:rsid="00564594" officeooo:paragraph-rsid="0064e2a3" style:font-size-asian="12pt" style:font-size-complex="12pt"/>
    </style:style>
    <style:style style:name="P4" style:family="paragraph" style:parent-style-name="Text_20_body">
      <style:paragraph-properties fo:text-align="start" style:justify-single-word="false"/>
      <style:text-properties fo:color="#000000" style:font-name="0" fo:font-size="12pt" fo:letter-spacing="normal" officeooo:rsid="0057bcb5" officeooo:paragraph-rsid="0057bcb5" style:font-size-asian="12pt" style:font-size-complex="12pt"/>
    </style:style>
    <style:style style:name="P5" style:family="paragraph" style:parent-style-name="Text_20_body">
      <style:paragraph-properties fo:text-align="start" style:justify-single-word="false"/>
      <style:text-properties fo:color="#000000" style:font-name="0" fo:font-size="12pt" fo:letter-spacing="normal" officeooo:rsid="0057bcb5" officeooo:paragraph-rsid="0064e2a3" style:font-size-asian="12pt" style:font-size-complex="12pt"/>
    </style:style>
    <style:style style:name="P6" style:family="paragraph" style:parent-style-name="Text_20_body">
      <style:paragraph-properties fo:text-align="start" style:justify-single-word="false"/>
      <style:text-properties fo:color="#000000" style:font-name="0" fo:font-size="12pt" fo:letter-spacing="normal" officeooo:rsid="004fc044" officeooo:paragraph-rsid="004fc044" style:font-size-asian="12pt" style:font-size-complex="12pt"/>
    </style:style>
    <style:style style:name="P7" style:family="paragraph" style:parent-style-name="Text_20_body">
      <style:paragraph-properties fo:text-align="start" style:justify-single-word="false"/>
      <style:text-properties fo:color="#000000" style:font-name="0" fo:font-size="12pt" fo:letter-spacing="normal" officeooo:rsid="005f27ff" officeooo:paragraph-rsid="00644a71" style:font-size-asian="12pt" style:font-size-complex="12pt"/>
    </style:style>
    <style:style style:name="P8" style:family="paragraph" style:parent-style-name="Text_20_body">
      <style:paragraph-properties fo:text-align="start" style:justify-single-word="false"/>
      <style:text-properties fo:color="#000000" style:font-name="0" fo:font-size="12pt" fo:letter-spacing="normal" officeooo:rsid="005f27ff" officeooo:paragraph-rsid="005f27ff" style:font-size-asian="12pt" style:font-size-complex="12pt"/>
    </style:style>
    <style:style style:name="P9" style:family="paragraph" style:parent-style-name="Text_20_body">
      <style:paragraph-properties fo:text-align="start" style:justify-single-word="false"/>
      <style:text-properties fo:color="#000000" style:font-name="0" fo:font-size="12pt" fo:letter-spacing="normal" officeooo:rsid="005ac8f9" officeooo:paragraph-rsid="0064e2a3" style:font-size-asian="12pt" style:font-size-complex="12pt"/>
    </style:style>
    <style:style style:name="P10" style:family="paragraph" style:parent-style-name="Text_20_body">
      <style:paragraph-properties fo:text-align="start" style:justify-single-word="false"/>
      <style:text-properties fo:color="#000000" style:font-name="0" fo:font-size="12pt" fo:letter-spacing="normal" officeooo:rsid="00644a71" officeooo:paragraph-rsid="00644a71" style:font-size-asian="12pt" style:font-size-complex="12pt"/>
    </style:style>
    <style:style style:name="P11" style:family="paragraph" style:parent-style-name="Text_20_body">
      <style:paragraph-properties fo:text-align="start" style:justify-single-word="false"/>
      <style:text-properties fo:color="#000000" style:font-name="0" fo:font-size="12pt" fo:letter-spacing="normal" officeooo:rsid="00671832" officeooo:paragraph-rsid="00671832" style:font-size-asian="12pt" style:font-size-complex="12pt"/>
    </style:style>
    <style:style style:name="P12" style:family="paragraph" style:parent-style-name="Text_20_body">
      <style:paragraph-properties fo:text-align="start" style:justify-single-word="false"/>
      <style:text-properties fo:color="#000000" style:font-name="0" fo:font-size="12pt" fo:letter-spacing="normal" officeooo:rsid="006667c1" officeooo:paragraph-rsid="00671832" style:font-size-asian="12pt" style:font-size-complex="12pt"/>
    </style:style>
    <style:style style:name="P13" style:family="paragraph" style:parent-style-name="Text_20_body">
      <style:paragraph-properties fo:text-align="start" style:justify-single-word="false"/>
      <style:text-properties fo:color="#000000" style:font-name="0" fo:font-size="12pt" fo:letter-spacing="normal" officeooo:rsid="00683c70" officeooo:paragraph-rsid="00683c70" style:font-size-asian="12pt" style:font-size-complex="12pt"/>
    </style:style>
    <style:style style:name="P14" style:family="paragraph" style:parent-style-name="Text_20_body">
      <style:paragraph-properties fo:text-align="start" style:justify-single-word="false"/>
      <style:text-properties fo:color="#000000" style:font-name="0" fo:font-size="12pt" fo:letter-spacing="normal" officeooo:rsid="006a1667" officeooo:paragraph-rsid="00683c70" style:font-size-asian="12pt" style:font-size-complex="12pt"/>
    </style:style>
    <style:style style:name="P15" style:family="paragraph" style:parent-style-name="Text_20_body">
      <style:paragraph-properties fo:text-align="start" style:justify-single-word="false"/>
      <style:text-properties fo:color="#000000" style:font-name="0" fo:font-size="12pt" fo:letter-spacing="normal" officeooo:rsid="006a1667" officeooo:paragraph-rsid="006fe2ea" style:font-size-asian="12pt" style:font-size-complex="12pt"/>
    </style:style>
    <style:style style:name="P16" style:family="paragraph" style:parent-style-name="Text_20_body">
      <style:paragraph-properties fo:text-align="start" style:justify-single-word="false"/>
      <style:text-properties fo:color="#000000" style:font-name="0" fo:font-size="12pt" fo:letter-spacing="normal" officeooo:rsid="004c6974" officeooo:paragraph-rsid="00721b02" style:font-size-asian="12pt" style:font-size-complex="12pt"/>
    </style:style>
    <style:style style:name="P17" style:family="paragraph" style:parent-style-name="Text_20_body">
      <style:paragraph-properties fo:text-align="start" style:justify-single-word="false"/>
      <style:text-properties fo:color="#000000" style:font-name="0" fo:font-size="12pt" fo:letter-spacing="normal" officeooo:rsid="0071616a" officeooo:paragraph-rsid="0071616a" style:font-size-asian="12pt" style:font-size-complex="12pt"/>
    </style:style>
    <style:style style:name="P18" style:family="paragraph" style:parent-style-name="Text_20_body">
      <style:paragraph-properties fo:text-align="start" style:justify-single-word="false"/>
      <style:text-properties fo:color="#000000" style:font-name="0" fo:font-size="12pt" fo:letter-spacing="normal" officeooo:rsid="0071616a" officeooo:paragraph-rsid="00756ae8" style:font-size-asian="12pt" style:font-size-complex="12pt"/>
    </style:style>
    <style:style style:name="P19" style:family="paragraph" style:parent-style-name="Text_20_body">
      <style:paragraph-properties fo:text-align="start" style:justify-single-word="false"/>
      <style:text-properties fo:color="#000000" style:font-name="0" fo:font-size="12pt" fo:letter-spacing="normal" officeooo:rsid="0073cf2e" officeooo:paragraph-rsid="0073cf2e" style:font-size-asian="12pt" style:font-size-complex="12pt"/>
    </style:style>
    <style:style style:name="P20" style:family="paragraph" style:parent-style-name="Text_20_body">
      <style:paragraph-properties fo:text-align="start" style:justify-single-word="false"/>
      <style:text-properties fo:color="#000000" style:font-name="0" fo:font-size="12pt" fo:letter-spacing="normal" officeooo:rsid="00756ae8" officeooo:paragraph-rsid="00756ae8" style:font-size-asian="12pt" style:font-size-complex="12pt"/>
    </style:style>
    <style:style style:name="P21" style:family="paragraph" style:parent-style-name="Text_20_body">
      <style:paragraph-properties fo:text-align="start" style:justify-single-word="false"/>
      <style:text-properties fo:font-size="12pt" officeooo:rsid="004c2332" officeooo:paragraph-rsid="004c2332" style:font-size-asian="12pt" style:font-size-complex="12pt"/>
    </style:style>
    <style:style style:name="P22" style:family="paragraph" style:parent-style-name="Text_20_body">
      <style:paragraph-properties fo:text-align="start" style:justify-single-word="false"/>
      <style:text-properties fo:font-size="12pt" officeooo:rsid="004c6974" officeooo:paragraph-rsid="004c6974" style:font-size-asian="12pt" style:font-size-complex="12pt"/>
    </style:style>
    <style:style style:name="P23" style:family="paragraph" style:parent-style-name="Text_20_body">
      <style:paragraph-properties fo:text-align="start" style:justify-single-word="false"/>
      <style:text-properties fo:font-size="12pt" officeooo:rsid="004d826c" officeooo:paragraph-rsid="004d826c" style:font-size-asian="12pt" style:font-size-complex="12pt"/>
    </style:style>
    <style:style style:name="P24" style:family="paragraph" style:parent-style-name="Text_20_body">
      <style:paragraph-properties fo:text-align="start" style:justify-single-word="false"/>
      <style:text-properties fo:font-size="12pt" officeooo:rsid="004ed03a" officeooo:paragraph-rsid="004ed03a" style:font-size-asian="12pt" style:font-size-complex="12pt"/>
    </style:style>
    <style:style style:name="P25" style:family="paragraph" style:parent-style-name="Text_20_body">
      <style:paragraph-properties fo:text-align="start" style:justify-single-word="false"/>
      <style:text-properties fo:font-size="12pt" officeooo:paragraph-rsid="004fc044" style:font-size-asian="12pt" style:font-size-complex="12pt"/>
    </style:style>
    <style:style style:name="P26" style:family="paragraph" style:parent-style-name="Text_20_body">
      <style:paragraph-properties fo:text-align="start" style:justify-single-word="false"/>
      <style:text-properties fo:font-size="12pt" officeooo:rsid="005c923d" officeooo:paragraph-rsid="005c923d" style:font-size-asian="12pt" style:font-size-complex="12pt"/>
    </style:style>
    <style:style style:name="P27" style:family="paragraph" style:parent-style-name="Text_20_body">
      <style:paragraph-properties fo:text-align="start" style:justify-single-word="false"/>
      <style:text-properties fo:font-size="12pt" officeooo:rsid="00644a71" officeooo:paragraph-rsid="00644a71" style:font-size-asian="12pt" style:font-size-complex="12pt"/>
    </style:style>
    <style:style style:name="P28" style:family="paragraph" style:parent-style-name="Text_20_body">
      <style:paragraph-properties fo:text-align="start" style:justify-single-word="false"/>
      <style:text-properties fo:font-size="12pt" officeooo:rsid="00644a71" officeooo:paragraph-rsid="0064e2a3" style:font-size-asian="12pt" style:font-size-complex="12pt"/>
    </style:style>
    <style:style style:name="P29" style:family="paragraph" style:parent-style-name="Text_20_body">
      <style:paragraph-properties fo:text-align="start" style:justify-single-word="false"/>
      <style:text-properties fo:font-size="12pt" officeooo:rsid="00664e39" officeooo:paragraph-rsid="00671832" style:font-size-asian="12pt" style:font-size-complex="12pt"/>
    </style:style>
    <style:style style:name="P30" style:family="paragraph" style:parent-style-name="Text_20_body">
      <style:paragraph-properties fo:text-align="start" style:justify-single-word="false"/>
      <style:text-properties fo:font-size="12pt" officeooo:rsid="00683c70" officeooo:paragraph-rsid="00683c70" style:font-size-asian="12pt" style:font-size-complex="12pt"/>
    </style:style>
    <style:style style:name="P31" style:family="paragraph" style:parent-style-name="Text_20_body">
      <style:paragraph-properties fo:text-align="start" style:justify-single-word="false"/>
      <style:text-properties fo:font-size="12pt" officeooo:rsid="006fe2ea" officeooo:paragraph-rsid="006fe2ea" style:font-size-asian="12pt" style:font-size-complex="12pt"/>
    </style:style>
    <style:style style:name="P32" style:family="paragraph" style:parent-style-name="Text_20_body">
      <style:paragraph-properties fo:text-align="start" style:justify-single-word="false"/>
      <style:text-properties fo:font-size="14pt" officeooo:rsid="0057bcb5" officeooo:paragraph-rsid="0057bcb5" style:font-size-asian="14pt" style:font-size-complex="14pt"/>
    </style:style>
    <style:style style:name="P33" style:family="paragraph" style:parent-style-name="Text_20_body">
      <style:paragraph-properties fo:text-align="center" style:justify-single-word="false"/>
      <style:text-properties fo:font-size="16pt" officeooo:rsid="004c2332" officeooo:paragraph-rsid="004c2332" style:font-size-asian="16pt" style:font-size-complex="16pt"/>
    </style:style>
    <style:style style:name="T1" style:family="text">
      <style:text-properties officeooo:rsid="004c6974"/>
    </style:style>
    <style:style style:name="T2" style:family="text">
      <style:text-properties officeooo:rsid="004d826c"/>
    </style:style>
    <style:style style:name="T3" style:family="text">
      <style:text-properties fo:color="#000000" style:font-name="0" fo:letter-spacing="normal"/>
    </style:style>
    <style:style style:name="T4" style:family="text">
      <style:text-properties fo:color="#000000" style:font-name="0" fo:letter-spacing="normal" officeooo:rsid="006e7edd"/>
    </style:style>
    <style:style style:name="T5" style:family="text">
      <style:text-properties fo:color="#000000" style:font-name="0" fo:letter-spacing="normal" officeooo:rsid="004fc044"/>
    </style:style>
    <style:style style:name="T6" style:family="text">
      <style:text-properties fo:color="#000000" style:font-name="0" fo:letter-spacing="normal" officeooo:rsid="005066a2"/>
    </style:style>
    <style:style style:name="T7" style:family="text">
      <style:text-properties fo:color="#000000" style:font-name="0" fo:letter-spacing="normal" officeooo:rsid="00564594"/>
    </style:style>
    <style:style style:name="T8" style:family="text">
      <style:text-properties fo:color="#000000" style:font-name="0" fo:letter-spacing="normal" officeooo:rsid="005e43c5"/>
    </style:style>
    <style:style style:name="T9" style:family="text">
      <style:text-properties fo:color="#000000" style:font-name="0" fo:letter-spacing="normal" officeooo:rsid="0057bcb5"/>
    </style:style>
    <style:style style:name="T10" style:family="text">
      <style:text-properties fo:color="#000000" style:font-name="0" fo:letter-spacing="normal" officeooo:rsid="0060f7bd"/>
    </style:style>
    <style:style style:name="T11" style:family="text">
      <style:text-properties fo:color="#000000" style:font-name="0" fo:letter-spacing="normal" officeooo:rsid="0064e2a3"/>
    </style:style>
    <style:style style:name="T12" style:family="text">
      <style:text-properties fo:color="#000000" style:font-name="0" fo:letter-spacing="normal" officeooo:rsid="006667c1"/>
    </style:style>
    <style:style style:name="T13" style:family="text">
      <style:text-properties fo:color="#000000" style:font-name="0" fo:letter-spacing="normal" officeooo:rsid="00671832"/>
    </style:style>
    <style:style style:name="T14" style:family="text">
      <style:text-properties fo:color="#000000" style:font-name="0" fo:letter-spacing="normal" officeooo:rsid="006a1667"/>
    </style:style>
    <style:style style:name="T15" style:family="text">
      <style:text-properties fo:color="#000000" style:font-name="0" fo:letter-spacing="normal" officeooo:rsid="0071616a"/>
    </style:style>
    <style:style style:name="T16" style:family="text">
      <style:text-properties officeooo:rsid="004ed03a"/>
    </style:style>
    <style:style style:name="T17" style:family="text">
      <style:text-properties officeooo:rsid="0057bcb5"/>
    </style:style>
    <style:style style:name="T18" style:family="text">
      <style:text-properties officeooo:rsid="005c923d"/>
    </style:style>
    <style:style style:name="T19" style:family="text">
      <style:text-properties officeooo:rsid="0073cf2e"/>
    </style:style>
    <style:style style:name="T20" style:family="text">
      <style:text-properties officeooo:rsid="00756ae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将yolov5接入dynaslam</text:p>
      <text:p text:style-name="P1">一、修改思路</text:p>
      <text:p text:style-name="P21">将orbslam_addsemantic-main工程中增加的类<text:span text:style-name="T1">，函数，成员变量移植到dynaslam中，并做适当修改</text:span></text:p>
      <text:p text:style-name="P21"><text:span text:style-name="T1">1.</text:span>将<text:span text:style-name="T1">socket通信的初始化函数写进system类的构造函数中，其中与python进行通信的路径写进config文件，方便进行修改</text:span></text:p>
      <text:p text:style-name="P22">2.system类增加<text:span text:style-name="T16">3</text:span>个成员变量mbUesYolov5,mbUseMaskRCNN,m<text:span text:style-name="T16">bOnlyGeometry</text:span>分别控制是否开启yolov5,mask R CNN和只启用多视图几何</text:p>
      <text:p text:style-name="P22">3.frame类增加一个重要的参数<text:span text:style-name="T2">mDynamicAreaRatio,通过对此变量进行判定来进行三种模式的切换</text:span></text:p>
      <text:p text:style-name="P23">4.针对yolov5模式下，特征点处于两种框内动态点误检的优化，使用<text:span text:style-name="T4">前后背景分离，在分离线上的点不要，或者深度变化较大的分界线上的点不要，也可以使用深度区域生长，生长边界附近的点不要</text:span></text:p>
      <text:p text:style-name="P24"><text:span text:style-name="T4">5.针对上一个问题还有个解决方法</text:span><text:span text:style-name="T5">，</text:span><text:span text:style-name="T4">在动态框太大时切换到语义分割模式</text:span><text:span text:style-name="T3">，只对动态目标检测框进行语义分割</text:span></text:p>
      <text:p text:style-name="P25"><text:span text:style-name="T5">6.写一个run.sh脚本文件，启动两个conda环境yolov5和MaskRCNN，和运行指令。最后</text:span><text:span text:style-name="T6">一键</text:span><text:span text:style-name="T5">启动工程 ./run.sh</text:span></text:p>
      <text:p text:style-name="P6"/>
      <text:p text:style-name="P32"><text:span text:style-name="T10">二、</text:span><text:span text:style-name="T5">调试过程遇到的问题</text:span></text:p>
      <text:p text:style-name="P2"><text:span text:style-name="T17">1.</text:span>将代码加入dyna之后，运行有时候会段错误，有时候可以运行，需要查明白</text:p>
      <text:p text:style-name="P3">原因：<text:line-break/>定位到Frame.cc 的1148行：const float d = imDepth.at&lt;float&gt;(v,u);<text:line-break/>经CLion调试，发现当v和u等于-1时程序会终止运行，报段错误。这是因为前面代码将动态物体上的关键点坐标设为（-1，-1），这里直接根据坐标从深度图获取深度会出问题，</text:p>
      <text:p text:style-name="P3">解决：</text:p>
      <text:p text:style-name="P3">应该先判断是否为-1，若是就continue不获取深度。<text:line-break/>if(v&lt;0 || u&lt;0)<text:line-break/>continue;<text:line-break/>const float d = imDepth.at&lt;float&gt;(v,u);</text:p>
      <text:p text:style-name="P26"><text:soft-page-break/><text:span text:style-name="T3">2</text:span><text:span text:style-name="T7">.接收到的</text:span><text:span text:style-name="T8">ch_recv</text:span><text:span text:style-name="T3">会有乱码</text:span></text:p>
      <text:p text:style-name="P7">原因：可能是因为原本的存储地址内有一些未知的数值，接收端接受数值之后，不能将原本的数值全部覆盖，导致结尾处出现乱码</text:p>
      <text:p text:style-name="P8">解决：<text:line-break/>MakeDetect_result函数中定义了char send_buf[50],ch_recv[1024];之后进行清空操作<text:line-break/>memset(send_buf, 0, sizeof(send_buf)); // clear char[]<text:line-break/>memset(ch_recv, 0, sizeof(ch_recv)); // clear char[]<text:line-break/>ch_recv结尾就不会出现乱码了<text:line-break/></text:p>
      <text:p text:style-name="P4"><text:span text:style-name="T18">3</text:span>.他的代码很明显目标框有延时，导致不能完全框不住人，这样很多动态点就被当成静态点处理，需要解决</text:p>
      <text:p text:style-name="P9">原因：</text:p>
      <text:p text:style-name="P5">ORB在运行RGBD数据集前需要做一个assocaite的操作，YOLO端是不需要做的。associate这个操作会导致一些图像不会被ORB的读取，所以看起来两个是不同步的。</text:p>
      <text:p text:style-name="P27"><text:span text:style-name="T9">Y</text:span><text:span text:style-name="T3">OLO总共处理了859张图片，dyna一共处理的827张，</text:span><text:span text:style-name="T11">yolo处理之后就将检测框以txt发送，但是dyna可能不是那张图片，所以越到后面，偏移越大。</text:span></text:p>
      <text:p text:style-name="P10">解决：</text:p>
      <text:p text:style-name="P28"><text:span text:style-name="T9">要想同步的话可以在YOLO端也加一个类似操作，或者直接把YOLO端读取图片的数据集给改了，可以仿照</text:span><text:span text:style-name="T11">orb中如何读取</text:span><text:span text:style-name="T9">assocaite</text:span><text:span text:style-name="T11">之后的数据集，在yolo端也加入这个操作，使双方同步，</text:span><text:span text:style-name="T13">yolov5中的source参数可以读取.txt文件，文件中存放图片的绝对路径</text:span></text:p>
      <text:p text:style-name="P11">脚本编写：</text:p>
      <text:p text:style-name="P29"><text:span text:style-name="T13">数据集一定要输入绝对路径，</text:span><text:span text:style-name="T12">读取associations.txt文件，使用for_yolov5_detect.py脚本提取</text:span><text:span text:style-name="T11">从第</text:span><text:span text:style-name="T12">19</text:span><text:span text:style-name="T11">位开始切片到</text:span><text:span text:style-name="T12">43位，即rgb/image.png再加上输入的sysy.argc[1]路径,得到关联后的所有图片的绝对路径，将生成的yolov5_rgb.txt文件送入yolov5进行读取</text:span></text:p>
      <text:p text:style-name="P12">实例运行指令：python3 for_yolov5_detect.py /home/yakai/SLAM/Date/rgbd_dataset_freiburg3_walking_xyz/</text:p>
      <text:p text:style-name="P30"><text:span text:style-name="T12">4.yol</text:span><text:span text:style-name="T3">ov5输入txt文件之后，发现c++端接受不到消息了，需要检查一下格式</text:span></text:p>
      <text:p text:style-name="P13">原因：原作者只修改了输入请况为文件夹的时候，发送这个检测的格式</text:p>
      <text:p text:style-name="P30"><text:span text:style-name="T3">解决：生成yolov5_rgb.txt文件的同时，也在当前目录生成</text:span><text:span text:style-name="T14">yolov5_rgb文件夹</text:span></text:p>
      <text:p text:style-name="P14"/>
      <text:p text:style-name="P15"><text:soft-page-break/>三、优化他的代码</text:p>
      <text:p text:style-name="P19">写一个yolov5类，将他的新增代码全部封装到这个类中</text:p>
      <text:p text:style-name="P31"><text:span text:style-name="T14">1.</text:span><text:span text:style-name="T15">socket的初始化</text:span></text:p>
      <text:p text:style-name="P16">写进<text:span text:style-name="T19">yolov5</text:span>类的构造函数中，其中与python进行通信的路径写进config文件</text:p>
      <text:p text:style-name="P18"><text:span text:style-name="T20">2</text:span>.检测函数</text:p>
      <text:p text:style-name="P18">删除掉他的物体分类，只检测动态物体框，生成<text:span text:style-name="T20">yolov5框的mask</text:span></text:p>
      <text:p text:style-name="P17"><text:span text:style-name="T20">3</text:span>.特征点的判定</text:p>
      <text:p text:style-name="P20">他的代码中是检测为动态点，直接将其坐标设为-1,-1,后面会自动剔除，我应该把这个操作删除，因为dyna中是获取mask，不需要在这一步判断是否为动态点</text:p>
      <text:p text:style-name="P17">4.变量命名以及函数书写规范</text:p>
      <text:p text:style-name="P15"/>
      <text:p text:style-name="P15"/>
      <text:p text:style-name="P15"/>
      <text:p text:style-name="P15">四、设计自己的代码</text:p>
      <text:p text:style-name="P15">cv::Mat GetDynamicBox(vector&lt;std::pair&lt;vector&lt;double&gt;, int&gt;&gt;&amp; detect_result , int sockfd){</text:p>
      <text:p text:style-name="P15"><text:s text:c="4"/>MakeDetect_result(detect_result,sockfd);</text:p>
      <text:p text:style-name="P15"><text:s text:c="4"/>cv::Mat mask = cv::Mat::ones(480,640,CV_8U);</text:p>
      <text:p text:style-name="P15"><text:s text:c="4"/>for(int k=0; k&lt;detect_result.size(); ++k){</text:p>
      <text:p text:style-name="P15"><text:s text:c="8"/>if (detect_result[k].second == 3 ){</text:p>
      <text:p text:style-name="P15"><text:s text:c="12"/>cv::Point pt11,pt22;</text:p>
      <text:p text:style-name="P15"><text:s text:c="12"/>pt11 = cv::Point(detect_result[k].first[0],detect_result[k].first[1]);</text:p>
      <text:p text:style-name="P15"><text:s text:c="12"/>pt22 = cv::Point(detect_result[k].first[2],detect_result[k].first[3]);</text:p>
      <text:p text:style-name="P15"><text:s text:c="12"/>cv::rectangle(mask,pt11,pt22,1,-1);</text:p>
      <text:p text:style-name="P15"><text:s text:c="8"/>}</text:p>
      <text:p text:style-name="P15"><text:s text:c="4"/>}</text:p>
      <text:p text:style-name="P15"><text:s text:c="4"/>return mask;</text:p>
      <text:p text:style-name="P15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3T19:22:11.121818168</meta:creation-date>
    <dc:date>2023-04-20T20:01:57.666882265</dc:date>
    <meta:editing-duration>P1DT16H20M42S</meta:editing-duration>
    <meta:editing-cycles>49</meta:editing-cycles>
    <meta:generator>LibreOffice/6.4.7.2$Linux_X86_64 LibreOffice_project/40$Build-2</meta:generator>
    <meta:document-statistic meta:table-count="0" meta:image-count="0" meta:object-count="0" meta:page-count="3" meta:paragraph-count="52" meta:word-count="1269" meta:character-count="2561" meta:non-whitespace-character-count="2418"/>
  </office:meta>
</office:document-meta>
</file>